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Verdana" svg:font-family="Verdan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237cm"/>
    </style:style>
    <style:style style:name="co2" style:family="table-column">
      <style:table-column-properties fo:break-before="auto" style:column-width="6.264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</office:automatic-styles>
  <office:body>
    <office:spreadsheet>
      <table:table table:name="pattern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54" table:default-cell-style-name="ce2"/>
        <table:table-row table:style-name="ro1">
          <table:table-cell table:style-name="ce1" office:value-type="string">
            <text:p>class</text:p>
          </table:table-cell>
          <table:table-cell table:style-name="ce1" office:value-type="string">
            <text:p>pattern</text:p>
          </table:table-cell>
          <table:table-cell table:style-name="ce1" table:number-columns-repeated="254"/>
        </table:table-row>
        <table:table-row table:style-name="ro1">
          <table:table-cell office:value-type="string">
            <text:p>evs.axis.AxisClientRequestHandler</text:p>
          </table:table-cell>
          <table:table-cell office:value-type="string">
            <text:p>Client Request Handler</text:p>
          </table:table-cell>
          <table:table-cell table:number-columns-repeated="254"/>
        </table:table-row>
        <table:table-row table:style-name="ro1">
          <table:table-cell office:value-type="string">
            <text:p>evs.axis.AxisServerRequestHandler</text:p>
          </table:table-cell>
          <table:table-cell office:value-type="string">
            <text:p>Server Request Handler</text:p>
          </table:table-cell>
          <table:table-cell table:number-columns-repeated="254"/>
        </table:table-row>
        <table:table-row table:style-name="ro1">
          <table:table-cell office:value-type="string">
            <text:p>evs.axis.InvokerService</text:p>
          </table:table-cell>
          <table:table-cell office:value-type="string">
            <text:p>Invoker</text:p>
          </table:table-cell>
          <table:table-cell table:number-columns-repeated="254"/>
        </table:table-row>
        <table:table-row table:style-name="ro1">
          <table:table-cell office:value-type="string">
            <text:p>evs.core.AClientProxy</text:p>
          </table:table-cell>
          <table:table-cell office:value-type="string">
            <text:p>Client Proxy</text:p>
          </table:table-cell>
          <table:table-cell table:number-columns-repeated="254"/>
        </table:table-row>
        <table:table-row table:style-name="ro1">
          <table:table-cell office:value-type="string">
            <text:p>evs.core.ACT</text:p>
          </table:table-cell>
          <table:table-cell office:value-type="string">
            <text:p>Asynchronous Completion Token</text:p>
          </table:table-cell>
          <table:table-cell table:number-columns-repeated="254"/>
        </table:table-row>
        <table:table-row table:style-name="ro1">
          <table:table-cell office:value-type="string">
            <text:p>evs.core.AInvoker</text:p>
          </table:table-cell>
          <table:table-cell office:value-type="string">
            <text:p>Invoker</text:p>
          </table:table-cell>
          <table:table-cell table:number-columns-repeated="254"/>
        </table:table-row>
        <table:table-row table:style-name="ro1">
          <table:table-cell office:value-type="string">
            <text:p>evs.core.AOR</text:p>
          </table:table-cell>
          <table:table-cell office:value-type="string">
            <text:p>Absolute Object Reference</text:p>
          </table:table-cell>
          <table:table-cell table:number-columns-repeated="254"/>
        </table:table-row>
        <table:table-row table:style-name="ro1">
          <table:table-cell office:value-type="string">
            <text:p>evs.core.ARemoteObject</text:p>
          </table:table-cell>
          <table:table-cell office:value-type="string">
            <text:p>Remote Object</text:p>
          </table:table-cell>
          <table:table-cell table:number-columns-repeated="254"/>
        </table:table-row>
        <table:table-row table:style-name="ro1">
          <table:table-cell office:value-type="string">
            <text:p>evs.core.BasicMarshaller</text:p>
          </table:table-cell>
          <table:table-cell office:value-type="string">
            <text:p>Marshaller</text:p>
          </table:table-cell>
          <table:table-cell table:number-columns-repeated="254"/>
        </table:table-row>
        <table:table-row table:style-name="ro1">
          <table:table-cell office:value-type="string">
            <text:p>evs.core.Callback</text:p>
          </table:table-cell>
          <table:table-cell office:value-type="string">
            <text:p>Result Callback</text:p>
          </table:table-cell>
          <table:table-cell table:number-columns-repeated="254"/>
        </table:table-row>
        <table:table-row table:style-name="ro1">
          <table:table-cell office:value-type="string">
            <text:p>evs.core.ClientRequestHandler</text:p>
          </table:table-cell>
          <table:table-cell office:value-type="string">
            <text:p>Client Request Handler</text:p>
          </table:table-cell>
          <table:table-cell table:number-columns-repeated="254"/>
        </table:table-row>
        <table:table-row table:style-name="ro1">
          <table:table-cell office:value-type="string">
            <text:p>evs.core.PollObject</text:p>
          </table:table-cell>
          <table:table-cell office:value-type="string">
            <text:p>Poll Object</text:p>
          </table:table-cell>
          <table:table-cell table:number-columns-repeated="254"/>
        </table:table-row>
        <table:table-row table:style-name="ro1">
          <table:table-cell office:value-type="string">
            <text:p>evs.core.PollObjectRequestor</text:p>
          </table:table-cell>
          <table:table-cell office:value-type="string">
            <text:p>Poll Object</text:p>
          </table:table-cell>
          <table:table-cell table:number-columns-repeated="254"/>
        </table:table-row>
        <table:table-row table:style-name="ro1">
          <table:table-cell office:value-type="string">
            <text:p>evs.core.Requestor</text:p>
          </table:table-cell>
          <table:table-cell office:value-type="string">
            <text:p>Requestor</text:p>
          </table:table-cell>
          <table:table-cell table:number-columns-repeated="254"/>
        </table:table-row>
        <table:table-row table:style-name="ro1">
          <table:table-cell office:value-type="string">
            <text:p>evs.core.ResultCallbackHandler</text:p>
          </table:table-cell>
          <table:table-cell office:value-type="string">
            <text:p>Result Callback</text:p>
          </table:table-cell>
          <table:table-cell table:number-columns-repeated="254"/>
        </table:table-row>
        <table:table-row table:style-name="ro1">
          <table:table-cell office:value-type="string">
            <text:p>evs.core.ServerConnectionHandler</text:p>
          </table:table-cell>
          <table:table-cell office:value-type="string">
            <text:p>Server Request Handler</text:p>
          </table:table-cell>
          <table:table-cell table:number-columns-repeated="254"/>
        </table:table-row>
        <table:table-row table:style-name="ro1">
          <table:table-cell office:value-type="string">
            <text:p>evs.core.ServerRequestHandler</text:p>
          </table:table-cell>
          <table:table-cell office:value-type="string">
            <text:p>Server Request Handler</text:p>
          </table:table-cell>
          <table:table-cell table:number-columns-repeated="254"/>
        </table:table-row>
        <table:table-row table:style-name="ro1">
          <table:table-cell office:value-type="string">
            <text:p>evs.exception.RemotingException</text:p>
          </table:table-cell>
          <table:table-cell office:value-type="string">
            <text:p>Remoting Exception</text:p>
          </table:table-cell>
          <table:table-cell table:number-columns-repeated="254"/>
        </table:table-row>
        <table:table-row table:style-name="ro1">
          <table:table-cell office:value-type="string">
            <text:p>evs.idl.*</text:p>
          </table:table-cell>
          <table:table-cell office:value-type="string">
            <text:p>Interface Definition Language</text:p>
          </table:table-cell>
          <table:table-cell table:number-columns-repeated="254"/>
        </table:table-row>
        <table:table-row table:style-name="ro1">
          <table:table-cell office:value-type="string">
            <text:p>evs.main.Peer</text:p>
          </table:table-cell>
          <table:table-cell office:value-type="string">
            <text:p>Peer</text:p>
          </table:table-cell>
          <table:table-cell table:number-columns-repeated="254"/>
        </table:table-row>
        <table:table-row table:style-name="ro1" table:number-rows-repeated="6551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database-ranges>
        <table:database-range table:target-range-address="patterns.A1:patterns.B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Verdana" svg:font-family="Verdan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="Verdana" fo:language="en" fo:country="GB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table-centering="horizontal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07">07.06.2008</text:date>, <text:time>18:40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initial-creator>Gerald Scharitzer</meta:initial-creator>
    <meta:creation-date>2008-03-13T00:26:42</meta:creation-date>
    <dc:creator>Gerald Scharitzer</dc:creator>
    <dc:date>2008-06-07T18:40:24</dc:date>
    <meta:editing-cycles>5</meta:editing-cycles>
    <meta:editing-duration>PT12M16S</meta:editing-duration>
    <meta:user-defined meta:name="Info 1"/>
    <meta:user-defined meta:name="Info 2"/>
    <meta:user-defined meta:name="Info 3"/>
    <meta:user-defined meta:name="Info 4"/>
    <meta:document-statistic meta:table-count="3" meta:cell-count="42"/>
  </office:meta>
</office:document-meta>
</file>